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ira Code Medium" svg:font-family="'Fira Code Medium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ira Code Medium" fo:font-size="15pt" fo:font-weight="bold" officeooo:rsid="001a8139" officeooo:paragraph-rsid="001a813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1ae415" officeooo:paragraph-rsid="001ae41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ira Code Medium" fo:font-size="15pt" fo:font-weight="bold" officeooo:rsid="001ae415" officeooo:paragraph-rsid="001ae415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1b0292" officeooo:paragraph-rsid="001b2d18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1b2d18" officeooo:paragraph-rsid="001b2d18" style:font-size-asian="15pt" style:font-weight-asian="normal" style:font-size-complex="15pt" style:font-weight-complex="normal"/>
    </style:style>
    <style:style style:name="T1" style:family="text">
      <style:text-properties officeooo:rsid="001b2d18"/>
    </style:style>
    <style:style style:name="T2" style:family="text">
      <style:text-properties officeooo:rsid="001b5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кция</text:p>
      <text:p text:style-name="P2">int m = dlg (…)</text:p>
      <text:p text:style-name="P2"/>
      <text:p text:style-name="P3">Событие:</text:p>
      <text:p text:style-name="P3"/>
      <text:p text:style-name="P4">void <text:span text:style-name="T1">onHandler (object sz,…, </text:span><text:span text:style-name="T2">EventArgs e</text:span><text:span text:style-name="T1">) {</text:span></text:p>
      <text:h text:style-name="Heading_20_3" text:outline-level="3"><text:tab/>&lt;...&gt;</text:h>
      <text:p text:style-name="P5">}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ira Code Medium" svg:font-family="'Fira Code Medium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13:40:01.900247287</meta:creation-date>
    <dc:date>2025-11-08T13:50:38.414189112</dc:date>
    <meta:editing-duration>PT10M33S</meta:editing-duration>
    <meta:editing-cycles>7</meta:editing-cycles>
    <meta:generator>LibreOffice/25.8.1.1$Linux_X86_64 LibreOffice_project/580$Build-1</meta:generator>
    <meta:document-statistic meta:table-count="0" meta:image-count="0" meta:object-count="0" meta:page-count="1" meta:paragraph-count="6" meta:word-count="16" meta:character-count="79" meta:non-whitespace-character-count="68"/>
  </office:meta>
</office:document-meta>
</file>